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9ab1" officeooo:paragraph-rsid="00129ab1"/>
    </style:style>
    <style:style style:name="P2" style:family="paragraph" style:parent-style-name="Standard">
      <style:text-properties officeooo:rsid="00129ab1" officeooo:paragraph-rsid="0014cddc"/>
    </style:style>
    <style:style style:name="P3" style:family="paragraph" style:parent-style-name="Standard">
      <style:text-properties fo:font-weight="bold" officeooo:rsid="00129ab1" officeooo:paragraph-rsid="00129ab1" style:font-weight-asian="bold" style:font-weight-complex="bold"/>
    </style:style>
    <style:style style:name="P4" style:family="paragraph" style:parent-style-name="Text_20_body">
      <style:text-properties officeooo:rsid="00129ab1" officeooo:paragraph-rsid="00129ab1"/>
    </style:style>
    <style:style style:name="P5" style:family="paragraph" style:parent-style-name="Text_20_body">
      <style:text-properties officeooo:rsid="00129ab1" officeooo:paragraph-rsid="0014632d"/>
    </style:style>
    <style:style style:name="P6" style:family="paragraph" style:parent-style-name="Text_20_body">
      <style:text-properties officeooo:rsid="00129ab1" officeooo:paragraph-rsid="0014cddc"/>
    </style:style>
    <style:style style:name="P7" style:family="paragraph" style:parent-style-name="Heading_20_1">
      <style:text-properties officeooo:rsid="00129ab1" officeooo:paragraph-rsid="00129ab1"/>
    </style:style>
    <style:style style:name="P8" style:family="paragraph" style:parent-style-name="Text_20_body">
      <style:text-properties officeooo:rsid="00129ab1" officeooo:paragraph-rsid="0014cdd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632d" style:font-weight-asian="normal" style:font-weight-complex="normal"/>
    </style:style>
    <style:style style:name="T3" style:family="text">
      <style:text-properties fo:font-weight="normal" officeooo:rsid="0014cddc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font-weight="normal" officeooo:rsid="0014632d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14cddc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83799" style:font-size-asian="12pt" style:font-weight-asian="normal" style:font-size-complex="12pt" style:font-weight-complex="normal"/>
    </style:style>
    <style:style style:name="T8" style:family="text">
      <style:text-properties fo:font-size="12pt" fo:font-weight="bold" officeooo:rsid="0014632d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4cddc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183799" style:font-size-asian="12pt" style:font-weight-asian="bold" style:font-size-complex="12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ava Basic</text:p>
      <text:p text:style-name="P1"><text:span text:style-name="Strong_20_Emphasis"><text:span text:style-name="T4">Attribute:</text:span></text:span><text:span text:style-name="Strong_20_Emphasis"><text:span text:style-name="T1"> คือสมาชิกที่อยู่ในคลาส หรือ เรียกว่า ตัวแปร(Variable) ทำหน้าที่ต่างในการเก็บขอมูล ประมวลผล</text:span></text:span></text:p>
      <text:p text:style-name="P1"><text:span text:style-name="Strong_20_Emphasis"><text:span text:style-name="T2"/></text:span></text:p>
      <text:h text:style-name="P7" text:outline-level="1"><text:bookmark text:name="toc0"/><text:span text:style-name="Strong_20_Emphasis"><text:span text:style-name="T8">Encapsulation: </text:span></text:span><text:span text:style-name="Strong_20_Emphasis"><text:span text:style-name="T5">เป็นการซ่อนข้อมูลเพื่อป้องกันการเข้าถึงข้อมูลจากภายนอก และ บังคับให้ Object จากClass อื่นๆ เข้าถึงข้อมูลที่ถูกซ่อนเอาไว้ผ่านทาง interface โดยมี interface 2 ประเภท</text:span></text:span></text:h>
      <text:p text:style-name="P4"><text:span text:style-name="Strong_20_Emphasis"><text:span text:style-name="T5">1. Mutator เป็น interface ที่ใช้กำหนดค่าเปลี่ยนแปลงของข้อมูล</text:span></text:span></text:p>
      <text:p text:style-name="P5"><text:span text:style-name="Strong_20_Emphasis"><text:span text:style-name="T5">2. Accessor เป็น interface ที่ใช้ส่งข้อมูลภายนอกออกา</text:span></text:span></text:p>
      <text:p text:style-name="P2"><text:span text:style-name="Strong_20_Emphasis"><text:span text:style-name="T4">Method: </text:span></text:span><text:span text:style-name="Strong_20_Emphasis"><text:span text:style-name="T1">หรือฟังชั่น ทำหน้าที่ในการเขียนส่วนของโปรแกรมให้ทำงานเฉพาะอย่าง</text:span></text:span></text:p>
      <text:p text:style-name="P2"><text:span text:style-name="Strong_20_Emphasis"><text:span text:style-name="T2"><text:tab/><text:tab/>- Method Overloading คือ คือ การสร้างmethod ที่มีชื่อเดียวกันกับคลา และ method สามารถ<text:tab/><text:tab/><text:tab/>รับข้อมู</text:span></text:span><text:span text:style-name="Strong_20_Emphasis"><text:span text:style-name="T3">ล</text:span></text:span><text:span text:style-name="Strong_20_Emphasis"><text:span text:style-name="T5">ที่แตกต่างกันได้ทั้งจำนวน และ ประเภท</text:span></text:span></text:p>
      <text:p text:style-name="P6"><text:span text:style-name="Strong_20_Emphasis"><text:span text:style-name="T9">Constructor</text:span></text:span><text:span text:style-name="Strong_20_Emphasis"><text:span text:style-name="T5">: </text:span></text:span><text:span text:style-name="Strong_20_Emphasis"><text:span text:style-name="T6">เป็น เมทธอด ที่ชื่อเดีนยวกับคลาส ใช้เพื่อกำหนดค่าเริ่มต้นให้กับออบเจ็ค</text:span></text:span></text:p>
      <text:p text:style-name="P6"><text:span text:style-name="Strong_20_Emphasis"><text:span text:style-name="T6"/></text:span></text:p>
      <text:p text:style-name="P6"><text:span text:style-name="Strong_20_Emphasis"><text:span text:style-name="T6"/></text:span></text:p>
      <text:p text:style-name="P6"><text:span text:style-name="Strong_20_Emphasis"><text:span text:style-name="T9">Interface</text:span></text:span><text:span text:style-name="Strong_20_Emphasis"><text:span text:style-name="T6"> </text:span></text:span><text:span text:style-name="Strong_20_Emphasis"><text:span text:style-name="T10">Clasas</text:span></text:span><text:span text:style-name="Strong_20_Emphasis"><text:span text:style-name="T6">จะมีเฉพาะ Method ที่มีเพียงแค่ชื่อ แต่ไม่มีในส่วนของหน้าที่การทำงาน</text:span></text:span></text:p>
      <text:p text:style-name="P6"><text:span text:style-name="Strong_20_Emphasis"><text:span text:style-name="T6"/></text:span></text:p>
      <text:p text:style-name="P6"><text:span text:style-name="Strong_20_Emphasis"><text:span text:style-name="T9">Abstract</text:span></text:span><text:span text:style-name="Strong_20_Emphasis"><text:span text:style-name="T6"> </text:span></text:span><text:span text:style-name="Strong_20_Emphasis"><text:span text:style-name="T9">Class </text:span></text:span><text:span text:style-name="Strong_20_Emphasis"><text:span text:style-name="T6">มีทั้ง Method ที่สามารถเรียกใช้งานได้ทันที และ Method ที่มีเพียงแค่ชื่อ แต่ไม่มีในส่วนของหน้าที่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0:57:08.977110178</meta:creation-date>
    <dc:date>2017-11-23T17:38:01.814999911</dc:date>
    <meta:editing-duration>PT5H27M55S</meta:editing-duration>
    <meta:editing-cycles>2</meta:editing-cycles>
    <meta:generator>LibreOffice/5.4.1.2$Linux_X86_64 LibreOffice_project/40m0$Build-2</meta:generator>
    <meta:document-statistic meta:table-count="0" meta:image-count="0" meta:object-count="0" meta:page-count="1" meta:paragraph-count="10" meta:word-count="499" meta:character-count="728" meta:non-whitespace-character-count="674"/>
  </office:meta>
</office:document-meta>
</file>